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="Arrow" draw:marker-start-width="0.245cm" draw:marker-end="" draw:marker-end-width="0.1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9cm"/>
    </style:style>
    <style:style style:name="gr8" style:family="graphic" style:parent-style-name="objectwithoutfill">
      <style:graphic-properties svg:stroke-width="0.03cm" svg:stroke-color="#0000ff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8000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89cm"/>
    </style:style>
    <style:style style:name="gr11" style:family="graphic" style:parent-style-name="standard">
      <style:graphic-properties svg:stroke-width="0.03cm" svg:stroke-color="#0000ff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color="#0000ff"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ff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00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000000"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11cm" svg:y1="4.7cm" svg:x2="13.5cm" svg:y2="4.7cm">
          <text:p/>
        </draw:line>
        <draw:line draw:style-name="gr2" draw:text-style-name="P1" draw:layer="layout" svg:x1="7.523cm" svg:y1="1.2cm" svg:x2="7.5cm" svg:y2="4.938cm">
          <text:p/>
        </draw:line>
        <draw:line draw:style-name="gr3" draw:text-style-name="P1" draw:layer="layout" svg:x1="2.172cm" svg:y1="2.238cm" svg:x2="7.5cm" svg:y2="4.7cm">
          <text:p/>
        </draw:line>
        <draw:line draw:style-name="gr4" draw:text-style-name="P1" draw:layer="layout" svg:x1="12.761cm" svg:y1="2.238cm" svg:x2="7.5cm" svg:y2="4.7cm">
          <text:p/>
        </draw:line>
        <draw:line draw:style-name="gr5" draw:text-style-name="P1" draw:layer="layout" svg:x1="2.272cm" svg:y1="2.138cm" svg:x2="2.073cm" svg:y2="2.338cm">
          <text:p/>
        </draw:line>
        <draw:line draw:style-name="gr5" draw:text-style-name="P1" draw:layer="layout" svg:x1="2.073cm" svg:y1="2.138cm" svg:x2="2.272cm" svg:y2="2.338cm">
          <text:p/>
        </draw:line>
        <draw:line draw:style-name="gr5" draw:text-style-name="P1" draw:layer="layout" svg:x1="12.662cm" svg:y1="2.138cm" svg:x2="12.861cm" svg:y2="2.338cm">
          <text:p/>
        </draw:line>
        <draw:frame draw:style-name="gr6" draw:text-style-name="P2" draw:layer="layout" svg:width="0.991cm" svg:height="0.954cm" svg:x="7.689cm" svg:y="0.946cm">
          <draw:text-box>
            <text:p><text:span text:style-name="T1">y</text:span></text:p>
          </draw:text-box>
        </draw:frame>
        <draw:frame draw:style-name="gr7" draw:text-style-name="P3" draw:layer="layout" svg:width="2.228cm" svg:height="2.073cm" svg:x="0.9cm" svg:y="2.2cm">
          <draw:text-box>
            <text:p text:style-name="P1"><text:span text:style-name="T1">P</text:span><text:span text:style-name="T2">0</text:span><text:span text:style-name="T3"> = </text:span></text:p>
            <text:p text:style-name="P1"><text:span text:style-name="T3">(x</text:span><text:span text:style-name="T2">0</text:span><text:span text:style-name="T3">; y</text:span><text:span text:style-name="T2">0</text:span><text:span text:style-name="T3">)</text:span></text:p>
          </draw:text-box>
        </draw:frame>
        <draw:frame draw:style-name="gr7" draw:text-style-name="P3" draw:layer="layout" svg:width="2.389cm" svg:height="2.073cm" svg:x="11.611cm" svg:y="2.3cm">
          <draw:text-box>
            <text:p text:style-name="P1"><text:span text:style-name="T1">P</text:span><text:span text:style-name="T2">1</text:span><text:span text:style-name="T3"> =</text:span></text:p>
            <text:p text:style-name="P1"><text:span text:style-name="T3"><text:s/></text:span><text:span text:style-name="T3">(x</text:span><text:span text:style-name="T2">1</text:span><text:span text:style-name="T3">; y</text:span><text:span text:style-name="T2">1</text:span><text:span text:style-name="T3">)</text:span></text:p>
          </draw:text-box>
        </draw:frame>
        <draw:path draw:style-name="gr8" draw:text-style-name="P1" draw:layer="layout" svg:width="10.588cm" svg:height="1.321cm" draw:transform="rotate (-3.14159265358979) translate (12.761cm 3.5595cm)" svg:viewBox="0 0 10589 1322" svg:d="m0 1321c3861-1762 6661-1761 10589 1">
          <text:p/>
        </draw:path>
        <draw:line draw:style-name="gr5" draw:text-style-name="P1" draw:layer="layout" svg:x1="12.861cm" svg:y1="2.138cm" svg:x2="12.662cm" svg:y2="2.338cm">
          <text:p/>
        </draw:line>
        <draw:line draw:style-name="gr9" draw:text-style-name="P1" draw:layer="layout" svg:x1="2.172cm" svg:y1="2.238cm" svg:x2="12.761cm" svg:y2="2.238cm">
          <text:p/>
        </draw:line>
        <draw:frame draw:style-name="gr6" draw:text-style-name="P2" draw:layer="layout" svg:width="0.991cm" svg:height="0.954cm" svg:x="12.691cm" svg:y="4.546cm">
          <draw:text-box>
            <text:p><text:span text:style-name="T1">x</text:span></text:p>
          </draw:text-box>
        </draw:frame>
        <draw:frame draw:style-name="gr10" draw:text-style-name="P4" draw:layer="layout" svg:width="5.889cm" svg:height="0.954cm" svg:x="4.6cm" svg:y="2.4cm">
          <draw:text-box>
            <text:p text:style-name="P1"><text:span text:style-name="T4">A cosh(Bx + C) + D</text:span></text:p>
          </draw:text-box>
        </draw:frame>
        <draw:g>
          <draw:line draw:style-name="gr1" draw:text-style-name="P1" draw:layer="layout" svg:x1="5.093cm" svg:y1="8.938cm" svg:x2="11.193cm" svg:y2="8.938cm">
            <text:p/>
          </draw:line>
          <draw:line draw:style-name="gr1" draw:text-style-name="P1" draw:layer="layout" svg:x1="5.304cm" svg:y1="9.038cm" svg:x2="5.293cm" svg:y2="5.938cm">
            <text:p/>
          </draw:line>
          <draw:line draw:style-name="gr5" draw:text-style-name="P1" draw:layer="layout" svg:x1="5.193cm" svg:y1="8.238cm" svg:x2="5.393cm" svg:y2="8.238cm">
            <text:p/>
          </draw:line>
          <draw:custom-shape draw:style-name="gr11" draw:text-style-name="P1" draw:layer="layout" svg:width="1.4cm" svg:height="0.4cm" svg:x="7.118cm" svg:y="7.324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line draw:style-name="gr5" draw:text-style-name="P1" draw:layer="layout" svg:x1="5.293cm" svg:y1="8.238cm" svg:x2="10.593cm" svg:y2="6.738cm">
            <text:p/>
          </draw:line>
          <draw:frame draw:style-name="gr7" draw:text-style-name="P4" draw:layer="layout" svg:width="1.359cm" svg:height="0.954cm" svg:x="7.834cm" svg:y="7.438cm">
            <draw:text-box>
              <text:p text:style-name="P1"><text:span text:style-name="T4">m</text:span></text:p>
            </draw:text-box>
          </draw:frame>
          <draw:frame draw:style-name="gr7" draw:text-style-name="P4" draw:layer="layout" svg:width="1.793cm" svg:height="1.865cm" svg:x="3.8cm" svg:y="7.573cm">
            <draw:text-box>
              <text:p text:style-name="P1"><text:span text:style-name="T5">n</text:span><text:span text:style-name="T6">B</text:span><text:span text:style-name="T5"> =</text:span><text:span text:style-name="T4"> </text:span></text:p>
              <text:p text:style-name="P1"><text:span text:style-name="T4">b</text:span></text:p>
            </draw:text-box>
          </draw:frame>
          <draw:frame draw:style-name="gr6" draw:text-style-name="P2" draw:layer="layout" svg:width="0.991cm" svg:height="0.954cm" svg:x="11.102cm" svg:y="8.338cm">
            <draw:text-box>
              <text:p><text:span text:style-name="T1">y</text:span></text:p>
            </draw:text-box>
          </draw:frame>
          <draw:frame draw:style-name="gr6" draw:text-style-name="P2" draw:layer="layout" svg:width="0.991cm" svg:height="0.954cm" svg:x="5.293cm" svg:y="5.538cm">
            <draw:text-box>
              <text:p><text:span text:style-name="T1">n</text:span></text:p>
            </draw:text-box>
          </draw:frame>
          <draw:frame draw:style-name="gr6" draw:text-style-name="P2" draw:layer="layout" svg:width="1.044cm" svg:height="1.162cm" svg:x="9.093cm" svg:y="8.738cm">
            <draw:text-box>
              <text:p><text:span text:style-name="T1">n</text:span><text:span text:style-name="T7">A</text:span></text:p>
            </draw:text-box>
          </draw:frame>
          <draw:line draw:style-name="gr5" draw:text-style-name="P1" draw:layer="layout" svg:x1="9.593cm" svg:y1="8.938cm" svg:x2="9.593cm" svg:y2="7.0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09:24:23</meta:creation-date>
    <dc:date>2013-05-27T11:35:23</dc:date>
    <meta:editing-duration>PT1H32M3S</meta:editing-duration>
    <meta:editing-cycles>10</meta:editing-cycles>
    <meta:generator>LibreOffice/3.6$Linux_X86_64 LibreOffice_project/360m1$Build-2</meta:generator>
    <meta:document-statistic meta:object-count="27"/>
  </office:meta>
</office:document-meta>
</file>